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1" svg:font-family="'Helvetica Neue', Roboto, Arial, 'Driod Sans', sans-serif"/>
    <style:font-face style:name="Helvetica Neue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style:font-name="FreeMono" officeooo:rsid="001d592a" officeooo:paragraph-rsid="001d592a"/>
    </style:style>
    <style:style style:name="P21" style:family="paragraph" style:parent-style-name="Preformatted_20_Text">
      <style:text-properties officeooo:rsid="000bec68" officeooo:paragraph-rsid="000bec68"/>
    </style:style>
    <style:style style:name="P22" style:family="paragraph" style:parent-style-name="Preformatted_20_Text">
      <style:text-properties officeooo:rsid="000bec68" officeooo:paragraph-rsid="000b3064"/>
    </style:style>
    <style:style style:name="P23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6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7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8" style:family="paragraph" style:parent-style-name="Preformatted_20_Text">
      <style:text-properties officeooo:paragraph-rsid="000bec68"/>
    </style:style>
    <style:style style:name="P29" style:family="paragraph" style:parent-style-name="Preformatted_20_Text">
      <style:text-properties style:font-name="Liberation Mono" officeooo:rsid="000bec68" officeooo:paragraph-rsid="000bec68"/>
    </style:style>
    <style:style style:name="P30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1" style:family="paragraph" style:parent-style-name="Preformatted_20_Text">
      <style:text-properties officeooo:rsid="001e1f43" officeooo:paragraph-rsid="001e4ef0"/>
    </style:style>
    <style:style style:name="P32" style:family="paragraph" style:parent-style-name="Preformatted_20_Text">
      <style:text-properties officeooo:rsid="001e9e83" officeooo:paragraph-rsid="001e9e83"/>
    </style:style>
    <style:style style:name="P33" style:family="paragraph" style:parent-style-name="Preformatted_20_Text">
      <style:text-properties officeooo:rsid="001e4ef0" officeooo:paragraph-rsid="001e4ef0"/>
    </style:style>
    <style:style style:name="P34" style:family="paragraph" style:parent-style-name="Preformatted_20_Text">
      <style:text-properties officeooo:rsid="001f81c6" officeooo:paragraph-rsid="001f81c6"/>
    </style:style>
    <style:style style:name="P3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36" style:family="paragraph" style:parent-style-name="Text_20_body">
      <style:text-properties officeooo:rsid="001e4ef0" officeooo:paragraph-rsid="001e4ef0"/>
    </style:style>
    <style:style style:name="P37" style:family="paragraph" style:parent-style-name="Text_20_body">
      <style:text-properties officeooo:rsid="0022578e" officeooo:paragraph-rsid="0022578e"/>
    </style:style>
    <style:style style:name="P38" style:family="paragraph" style:parent-style-name="Text_20_body" style:list-style-name="L2">
      <style:text-properties officeooo:rsid="0022578e" officeooo:paragraph-rsid="0022578e"/>
    </style:style>
    <style:style style:name="P39" style:family="paragraph" style:parent-style-name="Preformatted_20_Text" style:list-style-name="L1">
      <style:text-properties officeooo:paragraph-rsid="000bec68"/>
    </style:style>
    <style:style style:name="P40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41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officeooo:paragraph-rsid="000b3064"/>
    </style:style>
    <style:style style:name="P43" style:family="paragraph" style:parent-style-name="Preformatted_20_Text">
      <style:text-properties officeooo:rsid="002a0baf" officeooo:paragraph-rsid="002a0baf"/>
    </style:style>
    <style:style style:name="P44" style:family="paragraph" style:parent-style-name="Preformatted_20_Text">
      <style:text-properties officeooo:rsid="002bded6" officeooo:paragraph-rsid="002bded6"/>
    </style:style>
    <style:style style:name="P45" style:family="paragraph" style:parent-style-name="Preformatted_20_Text">
      <style:text-properties officeooo:rsid="002c8fdf" officeooo:paragraph-rsid="002c8fdf"/>
    </style:style>
    <style:style style:name="P46" style:family="paragraph" style:parent-style-name="Preformatted_20_Text">
      <style:text-properties officeooo:paragraph-rsid="002c8fdf"/>
    </style:style>
    <style:style style:name="P47" style:family="paragraph" style:parent-style-name="Preformatted_20_Text">
      <style:text-properties officeooo:rsid="002dcb33" officeooo:paragraph-rsid="002dcb33"/>
    </style:style>
    <style:style style:name="P48" style:family="paragraph" style:parent-style-name="Preformatted_20_Text">
      <style:text-properties officeooo:rsid="00306f6c" officeooo:paragraph-rsid="00306f6c"/>
    </style:style>
    <style:style style:name="P49" style:family="paragraph" style:parent-style-name="Preformatted_20_Text">
      <style:text-properties officeooo:rsid="00313be2" officeooo:paragraph-rsid="00313be2"/>
    </style:style>
    <style:style style:name="P50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313be2" officeooo:paragraph-rsid="00313be2"/>
    </style:style>
    <style:style style:name="P51" style:family="paragraph" style:parent-style-name="Heading_20_2">
      <style:paragraph-properties fo:text-align="center" style:justify-single-word="false"/>
    </style:style>
    <style:style style:name="P52" style:family="paragraph" style:parent-style-name="Heading_20_3">
      <style:text-properties officeooo:rsid="000b3064"/>
    </style:style>
    <style:style style:name="P53" style:family="paragraph" style:parent-style-name="Heading_20_3">
      <style:text-properties officeooo:rsid="001e4ef0" officeooo:paragraph-rsid="001e4ef0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style:style style:name="T11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8"><text:span text:style-name="T5">ssh -i cartlc.pem </text:span><text:a xlink:type="simple" xlink:href="mailto:ubuntu@cartlc.arqnetworks.com"><text:span text:style-name="T5">ubuntu@cartlc.arqnetworks.com</text:span></text:a></text:p>
      <text:p text:style-name="P20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4">Terminal MySQL Client:</text:p>
      <text:p text:style-name="P14"/>
      <text:p text:style-name="P14">Help: <text:a xlink:type="simple" xlink:href="http://www.dummies.com/programming/databases/how-to-use-the-mysql-client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6228067975024667558" text:style-name="L1">
        <text:list-item>
          <text:p text:style-name="P40">vi /etc/apache2/conf-available/phpmyadmin.conf</text:p>
        </text:list-item>
        <text:list-item>
          <text:p text:style-name="P40">Added 'AllowOveride All' line beneath 'DirectoryIndex' index.php line</text:p>
        </text:list-item>
        <text:list-item>
          <text:p text:style-name="P40">sudo systemctl restart apache2</text:p>
        </text:list-item>
        <text:list-item>
          <text:p text:style-name="P40">Created /usr/share/phpmyadmin/.htaccess</text:p>
        </text:list-item>
        <text:list-item>
          <text:p text:style-name="P40">sudo apt-get install apache2-utils</text:p>
        </text:list-item>
        <text:list-item>
          <text:p text:style-name="P39"><text:span text:style-name="T4">s</text:span><text:span text:style-name="T3">udo htpasswd -c /etc/phpmyadmin/.htpasswd cartlc</text:span></text:p>
        </text:list-item>
        <text:list-item>
          <text:p text:style-name="P41">p/w: cartcl#@!</text:p>
          <text:p text:style-name="P41"/>
        </text:list-item>
      </text:list>
      <text:p text:style-name="P28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8"/>
      <text:p text:style-name="P29">I also had to apply this fix for phpMyAdmin:</text:p>
      <text:p text:style-name="P16">IMPORT create_tables.sql</text:p>
      <text:p text:style-name="P16">sudo vi /etc/phpmyadmin/config.inc.php</text:p>
      <text:h text:style-name="P52" text:outline-level="3"/>
      <text:h text:style-name="P52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35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42"/>
      <text:h text:style-name="Heading_20_3" text:outline-level="3">Amazon</text:h>
      <text:p text:style-name="P43"><text:a xlink:type="simple" xlink:href="mailto:dug866@yahoo.com">dug866@yahoo.com</text:a>/#</text:p>
      <text:p text:style-name="P43"/>
      <text:p text:style-name="P44"><text:span text:style-name="T14">IAM </text:span><text:span text:style-name="T15">U</text:span><text:span text:style-name="T14">ser</text:span>: cartlc-download</text:p>
      <text:p text:style-name="P44">AmazonS3FullAccess</text:p>
      <text:p text:style-name="P45">S3 Fullaccess</text:p>
      <text:p text:style-name="P46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6"><text:soft-page-break/></text:p>
      <text:p text:style-name="P45"><text:span text:style-name="T11">Bucket:</text:span></text:p>
      <text:p text:style-name="P45"><text:span text:style-name="T11">cartlc<text:tab/><text:tab/></text:span><text:span text:style-name="T12">US East (Ohio)</text:span></text:p>
      <text:p text:style-name="P45"/>
      <text:p text:style-name="P45"><text:span text:style-name="T11"/></text:p>
      <text:p text:style-name="P47">~/.aws/credentials:</text:p>
      <text:p text:style-name="P47">[default]</text:p>
      <text:p text:style-name="P47">aws_access_key_id = AKIAJADYQXDQKYM7UKBA</text:p>
      <text:p text:style-name="P47">aws_secret_access_key = fdKQTZfB+4e7JRlYyaxbVREXXmKnD1sXdZGh1Uft</text:p>
      <text:p text:style-name="P45"/>
      <text:p text:style-name="P48">~/.aws/config:</text:p>
      <text:p text:style-name="P48"/>
      <text:p text:style-name="P48">[default]</text:p>
      <text:p text:style-name="P48">region = us-east-2</text:p>
      <text:p text:style-name="P44"/>
      <text:p text:style-name="P49">Identify Pool:</text:p>
      <text:p text:style-name="P49">FleetTLC</text:p>
      <text:p text:style-name="P50">Enable access to unauthenticated identities</text:p>
      <text:p text:style-name="P49">Unauthenticated role: Cognito_FleetTLCUnauth_Role</text:p>
      <text:p text:style-name="P49">Authtenticated role: Cognito_FleetTLCAuth_Role</text:p>
      <text:p text:style-name="P49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>https://www.playframework.com</text:a></text:p>
      <text:p text:style-name="P13"/>
      <text:p text:style-name="P23">Application Secret:</text:p>
      <text:p text:style-name="P21"/>
      <text:p text:style-name="P21">An application secret was generated by using this command, within sbt:</text:p>
      <text:p text:style-name="P26">playGenerateSecret</text:p>
      <text:p text:style-name="P27"/>
      <text:p text:style-name="P21">The value of this was placed in the .bashrc environment variable as APPLICATION_SECRET:</text:p>
      <text:p text:style-name="P14"/>
      <text:p text:style-name="P21"><text:span text:style-name="T7">Invocation</text:span>:</text:p>
      <text:p text:style-name="P15"/>
      <text:p text:style-name="P29">After creating a zip file from the play sources you can do this:</text:p>
      <text:p text:style-name="P29"/>
      <text:p text:style-name="P16">sudo bin/play-java -Dhttp.port=80 -Dplay.crypto.secret="$APPLICATION_SECRET"</text:p>
      <text:p text:style-name="P14"/>
      <text:p text:style-name="P21">Or directly from sbt by issuing this command:</text:p>
      <text:p text:style-name="P21"/>
      <text:p text:style-name="P26">testProd</text:p>
      <text:p text:style-name="P27"/>
      <text:p text:style-name="P27">Or:</text:p>
      <text:p text:style-name="P27"/>
      <text:p text:style-name="P27">run</text:p>
      <text:p text:style-name="P14"/>
      <text:p text:style-name="P25">Development</text:p>
      <text:p text:style-name="P25"/>
      <text:p text:style-name="P30">Download the SBT program and install it:</text:p>
      <text:p text:style-name="P30"/>
      <text:p text:style-name="P30"><text:a xlink:type="simple" xlink:href="http://www.scala-sbt.org/download.html">http://www.scala-sbt.org/download.html</text:a></text:p>
      <text:p text:style-name="P30"/>
      <text:p text:style-name="P30">Go to the root of the server tree and do this:</text:p>
      <text:p text:style-name="P30"><text:soft-page-break/></text:p>
      <text:p text:style-name="P30"><text:span text:style-name="Source_20_Text"><text:span text:style-name="T10">sbt -mem 2048</text:span></text:span></text:p>
      <text:p text:style-name="P30"/>
      <text:p text:style-name="P30">This will bring you into the console.</text:p>
      <text:p text:style-name="P30"/>
      <text:p text:style-name="P30">You can do “run 9003” to run on a different port.</text:p>
      <text:p text:style-name="P30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2"/>
      <text:p text:style-name="P13"/>
      <text:h text:style-name="P53" text:outline-level="3">Deployment</text:h>
      <text:p text:style-name="P36">From sbt do a 'dist' command.</text:p>
      <text:p text:style-name="P36">This will create a zip file in target/universal.</text:p>
      <text:p text:style-name="P36">I wrote a script called 'wrap' in the root of the GitHub repo to copy this file to the server:</text:p>
      <text:p text:style-name="P36"><text:span text:style-name="T2">scp -i ~/.ssh/cartlc.pem $ZIPFILE ubuntu@cartlc.arqnetworks.com:/home/ubuntu/server/</text:span> </text:p>
      <text:p text:style-name="P13"/>
      <text:p text:style-name="P13"><text:tab/></text:p>
      <text:p text:style-name="P33">Then on the server I added this alias to the bashrc:</text:p>
      <text:p text:style-name="P31"/>
      <text:p text:style-name="P34">unzip the zip file placed onto the server in directory server.</text:p>
      <text:p text:style-name="P34"/>
      <text:p text:style-name="P31">alias run-server="~/server/play-0.0.1-SNAPSHOT/bin/play -Dplay -Dplay.crypto.secret='${APPLICATION_SECRET}'" </text:p>
      <text:p text:style-name="P31"/>
      <text:p text:style-name="P32">So that all one needs to do is do “run-server &amp;”.</text:p>
      <text:p text:style-name="P32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  <text:p text:style-name="P19"/>
      <text:p text:style-name="P19"/>
      <text:h text:style-name="Heading_20_3" text:outline-level="3">Development Pattern</text:h>
      <text:list xml:id="list8226609272099008296" text:style-name="L2">
        <text:list-item>
          <text:p text:style-name="P38">Make changes in CarTLC/server/play sources.</text:p>
        </text:list-item>
        <text:list-item>
          <text:p text:style-name="P38">On local machine go to CarTLC/server/play and run 'sbt -mem 2048'</text:p>
        </text:list-item>
        <text:list-item>
          <text:p text:style-name="P38">Issue the command “compile”.</text:p>
        </text:list-item>
        <text:list-item>
          <text:p text:style-name="P38">Commit changes. Push.</text:p>
        </text:list-item>
        <text:list-item>
          <text:p text:style-name="P38">On server, do a pull and same thing, but this time say 'run'.</text:p>
        </text:list-item>
        <text:list-item>
          <text:p text:style-name="P38">Test changes.</text:p>
        </text:list-item>
        <text:list-item>
          <text:p text:style-name="P38"><text:soft-page-break/>When ready, go back to local machine, and this time issue “dist” from sbt console.</text:p>
        </text:list-item>
        <text:list-item>
          <text:p text:style-name="P38">Go to “CarTLC”. Run “wrap-server”.</text:p>
        </text:list-item>
        <text:list-item>
          <text:p text:style-name="P38">This will push a zip file to the server. Following instructions (“unzip, reset 'active' soft link, then say 'run-server')</text:p>
        </text:list-item>
        <text:list-item>
          <text:p text:style-name="P38">For the APP side, generate a release executable, and then run “wrap-app”.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1" svg:font-family="'Helvetica Neue', Roboto, Arial, 'Driod Sans', sans-serif"/>
    <style:font-face style:name="Helvetica Neue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0:43:50.875578056</dc:date>
    <meta:generator>LibreOffice/4.2.8.2$Linux_X86_64 LibreOffice_project/420m0$Build-2</meta:generator>
    <meta:editing-duration>PT12H55M34S</meta:editing-duration>
    <meta:editing-cycles>24</meta:editing-cycles>
    <meta:document-statistic meta:table-count="0" meta:image-count="0" meta:object-count="0" meta:page-count="5" meta:paragraph-count="137" meta:word-count="611" meta:character-count="4734" meta:non-whitespace-character-count="4242"/>
  </office:meta>
</office:document-meta>
</file>